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mplementacija igre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ama igra, zajedno s grafičkim sučeljem je sadržana u klasi Briskula</text:p>
              </text:list-item>
              <text:list-item>
                <text:p>Klasa Briskula se brine za sve segmente igre</text:p>
              </text:list-item>
              <text:list-item>
                <text:p>Pomocne funkcije i klase:</text:p>
                <text:p>- Klasa Node i funkcija UCT</text:p>
                <text:p>- funkcije vezane uz heuristiku</text:p>
                <text:p>- funkcije potrebne za testiranje ig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hr" fo:country="H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30M40S</meta:editing-duration>
    <meta:editing-cycles>3</meta:editing-cycles>
    <meta:generator>LibreOffice/5.0.0.5$Windows_x86 LibreOffice_project/1b1a90865e348b492231e1c451437d7a15bb262b</meta:generator>
    <dc:date>2016-01-16T17:58:21.430000000</dc:date>
    <meta:document-statistic meta:object-count="31"/>
  </office:meta>
</office:document-meta>
</file>